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1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2.0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untry_cod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osnie-Herzégovine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Île de Man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MX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Nouvelle-Zélande</text:p>
          </table:table-cell>
          <table:table-cell office:value-type="string" calcext:value-type="string">
            <text:p>N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ys inconn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RO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Royaume-Uni de Grande-Bretagne et d'Irlande du Nord</text:p>
          </table:table-cell>
          <table:table-cell office:value-type="string" calcext:value-type="string">
            <text:p>GB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Russie, Fédération d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CH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Tchèque, République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3:17:01.129864700</meta:creation-date>
    <dc:date>2023-07-28T08:02:26.642596029</dc:date>
    <meta:editing-duration>PT14M44S</meta:editing-duration>
    <meta:editing-cycles>5</meta:editing-cycles>
    <meta:generator>LibreOffice/7.5.3.2$Linux_X86_64 LibreOffice_project/50$Build-2</meta:generator>
    <meta:document-statistic meta:table-count="1" meta:cell-count="132" meta:object-count="0"/>
  </office:meta>
</office:document-meta>
</file>